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ebd1" officeooo:paragraph-rsid="0004ebd1"/>
    </style:style>
    <style:style style:name="P2" style:family="paragraph" style:parent-style-name="Standard">
      <style:text-properties officeooo:rsid="00053d31" officeooo:paragraph-rsid="00053d31"/>
    </style:style>
    <style:style style:name="P3" style:family="paragraph" style:parent-style-name="Standard">
      <style:text-properties officeooo:rsid="0006e962" officeooo:paragraph-rsid="0006e962"/>
    </style:style>
    <style:style style:name="P4" style:family="paragraph" style:parent-style-name="Standard">
      <style:text-properties officeooo:rsid="0006e962" officeooo:paragraph-rsid="00085ad9"/>
    </style:style>
    <style:style style:name="P5" style:family="paragraph" style:parent-style-name="Standard">
      <style:text-properties officeooo:rsid="0006e962" officeooo:paragraph-rsid="000a3e95"/>
    </style:style>
    <style:style style:name="P6" style:family="paragraph" style:parent-style-name="Standard" style:list-style-name="L1">
      <style:text-properties officeooo:paragraph-rsid="0004ebd1"/>
    </style:style>
    <style:style style:name="P7" style:family="paragraph" style:parent-style-name="Standard" style:list-style-name="L2">
      <style:text-properties officeooo:paragraph-rsid="00053d31"/>
    </style:style>
    <style:style style:name="P8" style:family="paragraph" style:parent-style-name="Standard" style:list-style-name="L3">
      <style:text-properties officeooo:paragraph-rsid="0006e962"/>
    </style:style>
    <style:style style:name="P9" style:family="paragraph" style:parent-style-name="Standard" style:list-style-name="L3">
      <style:text-properties officeooo:paragraph-rsid="000a3e95"/>
    </style:style>
    <style:style style:name="P10" style:family="paragraph" style:parent-style-name="Standard">
      <style:text-properties officeooo:rsid="00085ad9" officeooo:paragraph-rsid="00085ad9"/>
    </style:style>
    <style:style style:name="P11" style:family="paragraph" style:parent-style-name="Standard">
      <style:text-properties officeooo:rsid="00085ad9" officeooo:paragraph-rsid="000a3e95"/>
    </style:style>
    <style:style style:name="P12" style:family="paragraph" style:parent-style-name="Standard">
      <style:text-properties officeooo:rsid="000b73a7" officeooo:paragraph-rsid="000b73a7"/>
    </style:style>
    <style:style style:name="P13" style:family="paragraph" style:parent-style-name="Standard">
      <style:text-properties officeooo:rsid="000bb688" officeooo:paragraph-rsid="000bb688"/>
    </style:style>
    <style:style style:name="P14" style:family="paragraph" style:parent-style-name="Standard">
      <style:text-properties officeooo:rsid="000d058d" officeooo:paragraph-rsid="000d058d"/>
    </style:style>
    <style:style style:name="P15" style:family="paragraph" style:parent-style-name="Standard">
      <style:text-properties officeooo:rsid="000eba98" officeooo:paragraph-rsid="000eba98"/>
    </style:style>
    <style:style style:name="P16" style:family="paragraph" style:parent-style-name="Standard">
      <style:text-properties officeooo:rsid="000f83be" officeooo:paragraph-rsid="000f83be"/>
    </style:style>
    <style:style style:name="P17" style:family="paragraph" style:parent-style-name="Standard">
      <style:text-properties officeooo:rsid="00111aa1" officeooo:paragraph-rsid="00111aa1"/>
    </style:style>
    <style:style style:name="P18" style:family="paragraph" style:parent-style-name="Standard">
      <style:text-properties officeooo:rsid="0011991c" officeooo:paragraph-rsid="0011991c"/>
    </style:style>
    <style:style style:name="P19" style:family="paragraph" style:parent-style-name="Standard">
      <style:text-properties officeooo:rsid="0012c464" officeooo:paragraph-rsid="0012c464"/>
    </style:style>
    <style:style style:name="P20" style:family="paragraph" style:parent-style-name="Standard">
      <style:text-properties officeooo:rsid="0012c464" officeooo:paragraph-rsid="0015dcab"/>
    </style:style>
    <style:style style:name="P21" style:family="paragraph" style:parent-style-name="Standard">
      <style:text-properties officeooo:rsid="0012c464" officeooo:paragraph-rsid="0017b195"/>
    </style:style>
    <style:style style:name="P22" style:family="paragraph" style:parent-style-name="Standard">
      <style:text-properties officeooo:rsid="0013f668" officeooo:paragraph-rsid="0013f668"/>
    </style:style>
    <style:style style:name="P23" style:family="paragraph" style:parent-style-name="Standard">
      <style:text-properties officeooo:rsid="0015dcab" officeooo:paragraph-rsid="0015dcab"/>
    </style:style>
    <style:style style:name="P24" style:family="paragraph" style:parent-style-name="Standard">
      <style:text-properties officeooo:rsid="0015dcab" officeooo:paragraph-rsid="00175bbf"/>
    </style:style>
    <style:style style:name="P25" style:family="paragraph" style:parent-style-name="Standard">
      <style:text-properties officeooo:rsid="001768d3" officeooo:paragraph-rsid="001768d3"/>
    </style:style>
    <style:style style:name="P26" style:family="paragraph" style:parent-style-name="Standard">
      <style:text-properties officeooo:rsid="0017b195" officeooo:paragraph-rsid="0017b195"/>
    </style:style>
    <style:style style:name="P27" style:family="paragraph" style:parent-style-name="Standard">
      <style:text-properties officeooo:rsid="0017b195" officeooo:paragraph-rsid="0019653e"/>
    </style:style>
    <style:style style:name="P28" style:family="paragraph" style:parent-style-name="Standard">
      <style:text-properties officeooo:rsid="001c44c2" officeooo:paragraph-rsid="001c44c2"/>
    </style:style>
    <style:style style:name="P29" style:family="paragraph" style:parent-style-name="Standard">
      <style:text-properties officeooo:rsid="001c8d10" officeooo:paragraph-rsid="001c8d10"/>
    </style:style>
    <style:style style:name="P30" style:family="paragraph" style:parent-style-name="Standard">
      <style:text-properties officeooo:rsid="001e4e5f" officeooo:paragraph-rsid="001e4e5f"/>
    </style:style>
    <style:style style:name="P31" style:family="paragraph" style:parent-style-name="Standard">
      <style:text-properties officeooo:rsid="001f49e9" officeooo:paragraph-rsid="001f49e9"/>
    </style:style>
    <style:style style:name="P32" style:family="paragraph" style:parent-style-name="Standard">
      <style:text-properties officeooo:rsid="00201010" officeooo:paragraph-rsid="00201010"/>
    </style:style>
    <style:style style:name="P33" style:family="paragraph" style:parent-style-name="Standard">
      <style:text-properties officeooo:rsid="0020dd11" officeooo:paragraph-rsid="0020dd11"/>
    </style:style>
    <style:style style:name="P34" style:family="paragraph" style:parent-style-name="Standard">
      <style:text-properties officeooo:rsid="00211392" officeooo:paragraph-rsid="00211392"/>
    </style:style>
    <style:style style:name="P35" style:family="paragraph" style:parent-style-name="Standard">
      <style:text-properties officeooo:rsid="0021f04f" officeooo:paragraph-rsid="0021f04f"/>
    </style:style>
    <style:style style:name="P36" style:family="paragraph" style:parent-style-name="Standard">
      <style:text-properties officeooo:rsid="00239b07" officeooo:paragraph-rsid="00239b07"/>
    </style:style>
    <style:style style:name="P37" style:family="paragraph" style:parent-style-name="Standard">
      <style:text-properties officeooo:rsid="0023e0dd" officeooo:paragraph-rsid="0023e0dd"/>
    </style:style>
    <style:style style:name="P38" style:family="paragraph" style:parent-style-name="Standard">
      <style:text-properties officeooo:rsid="00245cd7" officeooo:paragraph-rsid="00245cd7"/>
    </style:style>
    <style:style style:name="P39" style:family="paragraph" style:parent-style-name="Standard">
      <style:text-properties officeooo:rsid="00262a0b" officeooo:paragraph-rsid="00262a0b"/>
    </style:style>
    <style:style style:name="T1" style:family="text">
      <style:text-properties officeooo:rsid="0004ebd1"/>
    </style:style>
    <style:style style:name="T2" style:family="text">
      <style:text-properties officeooo:rsid="00053d31"/>
    </style:style>
    <style:style style:name="T3" style:family="text">
      <style:text-properties officeooo:rsid="00054b3b"/>
    </style:style>
    <style:style style:name="T4" style:family="text">
      <style:text-properties officeooo:rsid="0006e962"/>
    </style:style>
    <style:style style:name="T5" style:family="text">
      <style:text-properties officeooo:rsid="00085ad9"/>
    </style:style>
    <style:style style:name="T6" style:family="text">
      <style:text-properties officeooo:rsid="000a3e95"/>
    </style:style>
    <style:style style:name="T7" style:family="text">
      <style:text-properties officeooo:rsid="000bb688"/>
    </style:style>
    <style:style style:name="T8" style:family="text">
      <style:text-properties officeooo:rsid="000d058d"/>
    </style:style>
    <style:style style:name="T9" style:family="text">
      <style:text-properties officeooo:rsid="000eba98"/>
    </style:style>
    <style:style style:name="T10" style:family="text">
      <style:text-properties officeooo:rsid="000f83be"/>
    </style:style>
    <style:style style:name="T11" style:family="text">
      <style:text-properties officeooo:rsid="0012c464"/>
    </style:style>
    <style:style style:name="T12" style:family="text">
      <style:text-properties officeooo:rsid="00175bbf"/>
    </style:style>
    <style:style style:name="T13" style:family="text">
      <style:text-properties officeooo:rsid="0017b195"/>
    </style:style>
    <style:style style:name="T14" style:family="text">
      <style:text-properties officeooo:rsid="0019653e"/>
    </style:style>
    <style:style style:name="T15" style:family="text">
      <style:text-properties officeooo:rsid="001b3b42"/>
    </style:style>
    <style:style style:name="T16" style:family="text">
      <style:text-properties officeooo:rsid="001c44c2"/>
    </style:style>
    <style:style style:name="T17" style:family="text">
      <style:text-properties officeooo:rsid="001d2657"/>
    </style:style>
    <style:style style:name="T18" style:family="text">
      <style:text-properties officeooo:rsid="001f49e9"/>
    </style:style>
    <style:style style:name="T19" style:family="text">
      <style:text-properties officeooo:rsid="0020dd11"/>
    </style:style>
    <style:style style:name="T20" style:family="text">
      <style:text-properties officeooo:rsid="00211392"/>
    </style:style>
    <style:style style:name="T21" style:family="text">
      <style:text-properties officeooo:rsid="00239b07"/>
    </style:style>
    <style:style style:name="T22" style:family="text">
      <style:text-properties officeooo:rsid="0023e0dd"/>
    </style:style>
    <style:style style:name="T23" style:family="text">
      <style:text-properties officeooo:rsid="00262a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) to select firstname and lastname from table actor.</text:p>
      <text:p text:style-name="P1"/>
      <text:list xml:id="list1757437015423165279" text:style-name="L1">
        <text:list-item>
          <text:p text:style-name="P6"><text:span text:style-name="T1">SELECT first_name,last_name FROM sakila.actor;</text:span></text:p>
        </text:list-item>
      </text:list>
      <text:p text:style-name="P1"/>
      <text:p text:style-name="P1">2)<text:span text:style-name="T3">Retrieve <text:s/>distinct values in lastname from actor table.</text:span></text:p>
      <text:p text:style-name="P1"/>
      <text:list xml:id="list4181341789691812669" text:style-name="L2">
        <text:list-item>
          <text:p text:style-name="P7"><text:span text:style-name="T2">SELECT distinct last_name FROM sakila.actor;</text:span></text:p>
        </text:list-item>
      </text:list>
      <text:p text:style-name="P2"/>
      <text:p text:style-name="P3">3) retrieve all the address with district only england</text:p>
      <text:p text:style-name="P3"/>
      <text:list xml:id="list474239694002443911" text:style-name="L3">
        <text:list-item>
          <text:p text:style-name="P8"><text:span text:style-name="T4">SELECT * FROM sakila.address</text:span></text:p>
        </text:list-item>
      </text:list>
      <text:p text:style-name="P3"><text:tab/>where district='england';</text:p>
      <text:p text:style-name="P3"/>
      <text:p text:style-name="P3">4) rerieve all the inventory with film_id as 11</text:p>
      <text:p text:style-name="P3"/>
      <text:p text:style-name="P3">SELECT * FROM sakila.inventory</text:p>
      <text:p text:style-name="P3">where film_id='11';</text:p>
      <text:p text:style-name="P3"/>
      <text:p text:style-name="P4">5)rerieve all the <text:span text:style-name="T5">customer where customer_id is below 40</text:span></text:p>
      <text:p text:style-name="P4"/>
      <text:p text:style-name="P10">SELECT * FROM sakila.customer</text:p>
      <text:p text:style-name="P10">where customer_id&lt;=40;</text:p>
      <text:p text:style-name="P10"/>
      <text:p text:style-name="P11">6)<text:span text:style-name="T4">retrieve all the address with district only england and postal code as 41060</text:span></text:p>
      <text:p text:style-name="P1"/>
      <text:list xml:id="list210851682693429" text:continue-numbering="true" text:style-name="L3">
        <text:list-item>
          <text:p text:style-name="P9"><text:span text:style-name="T4">SELECT * FROM sakila.address</text:span></text:p>
        </text:list-item>
      </text:list>
      <text:p text:style-name="P5"><text:tab/>where district='england' <text:span text:style-name="T6">AND postal_code=41060</text:span>;</text:p>
      <text:p text:style-name="P5"/>
      <text:p text:style-name="P12">7) <text:span text:style-name="T4">retrieve all the address with district only england </text:span>or<text:span text:style-name="T4"> postal code as 41060</text:span></text:p>
      <text:p text:style-name="P12"/>
      <text:p text:style-name="P12"><text:tab/>SELECT * FROM sakila.address</text:p>
      <text:p text:style-name="P12"><text:tab/>where district='england' OR postal_code=41060;</text:p>
      <text:p text:style-name="P12"/>
      <text:p text:style-name="P12">8) <text:s/><text:span text:style-name="T7">select all actors from actor table sorted by first name.</text:span></text:p>
      <text:p text:style-name="P12"/>
      <text:p text:style-name="P13">SELECT * FROM sakila.actor</text:p>
      <text:p text:style-name="P13">order by first_name;</text:p>
      <text:p text:style-name="P13"/>
      <text:p text:style-name="P13">9) <text:span text:style-name="T8">s</text:span>elect all actors from actor table sorted by first name.</text:p>
      <text:p text:style-name="P13"/>
      <text:p text:style-name="P13">SELECT * FROM sakila.actor</text:p>
      <text:p text:style-name="P13">order by first_name desc,last_name ;</text:p>
      <text:p text:style-name="P13"/>
      <text:p text:style-name="P14">10) select all actors from actor sorting <text:s/>the firstname in descending and lastname in ascending.</text:p>
      <text:p text:style-name="P14"/>
      <text:p text:style-name="P14">SELECT * FROM sakila.actor</text:p>
      <text:p text:style-name="P14">order by first_name desc,last_name ;</text:p>
      <text:p text:style-name="P14"/>
      <text:p text:style-name="P14">11) <text:span text:style-name="T9">insert a values in language table</text:span></text:p>
      <text:p text:style-name="P14"/>
      <text:p text:style-name="P15">insert into sakila.language (name,last_update) <text:s/>values('Hindi',"2006-02-15 05:02:19");</text:p>
      <text:p text:style-name="P15"><text:soft-page-break/>12)<text:span text:style-name="T10">Update the firstname of actor as ramesh where lastname is nicholson</text:span></text:p>
      <text:p text:style-name="P15"/>
      <text:p text:style-name="P16">update sakila.actor</text:p>
      <text:p text:style-name="P16">set first_name='Ramesh'</text:p>
      <text:p text:style-name="P16">where last_name='nicholson';</text:p>
      <text:p text:style-name="P16"/>
      <text:p text:style-name="P17">13) delete the row in customer table where firstname and lastname are donald and mahon respectively.</text:p>
      <text:p text:style-name="P17"/>
      <text:p text:style-name="P17">delete from sakila.customer</text:p>
      <text:p text:style-name="P17">where first_name='donald' and last_name='mahon';</text:p>
      <text:p text:style-name="P17"/>
      <text:p text:style-name="P18">14) select the rows in actor table upto 8 from the top.</text:p>
      <text:p text:style-name="P18"/>
      <text:p text:style-name="P18">SELECT * FROM sakila.actor</text:p>
      <text:p text:style-name="P18">limit 8;</text:p>
      <text:p text:style-name="P18"/>
      <text:p text:style-name="P18">15) <text:span text:style-name="T11">select all address where district name start with 'as.'</text:span></text:p>
      <text:p text:style-name="P18"/>
      <text:p text:style-name="P19">SELECT * FROM sakila.address</text:p>
      <text:p text:style-name="P19">where district like 'as%';</text:p>
      <text:p text:style-name="P19"/>
      <text:p text:style-name="P19">16) select all address where district name must have character 'as'.</text:p>
      <text:p text:style-name="P19"/>
      <text:p text:style-name="P19">SELECT * FROM sakila.address</text:p>
      <text:p text:style-name="P19">where district like '%as%';</text:p>
      <text:p text:style-name="P19"/>
      <text:p text:style-name="P22">17) <text:span text:style-name="T11">select all address where district name </text:span>ends<text:span text:style-name="T11"> with 'as.'</text:span></text:p>
      <text:p text:style-name="P22"/>
      <text:p text:style-name="P20">SELECT * FROM sakila.address</text:p>
      <text:p text:style-name="P20">where district like '%as';</text:p>
      <text:p text:style-name="P20"/>
      <text:p text:style-name="P26">18) select all address where district name start with a,s or p <text:s/><text:span text:style-name="T14">(“did,nt get output”)</text:span></text:p>
      <text:p text:style-name="P26"/>
      <text:p text:style-name="P21">SELECT * FROM sakila.address</text:p>
      <text:p text:style-name="P21">where district like '<text:span text:style-name="T13">[</text:span>a<text:span text:style-name="T13">sp]</text:span>%';</text:p>
      <text:p text:style-name="P21"/>
      <text:p text:style-name="P27">19) select all address where district name start with any letter from a to q. <text:s text:c="2"/><text:span text:style-name="T14">(“did,nt get output”)</text:span></text:p>
      <text:p text:style-name="P26"/>
      <text:p text:style-name="P21">SELECT * FROM sakila.address</text:p>
      <text:p text:style-name="P21">where district like <text:span text:style-name="T13">[a-q]</text:span>'%';</text:p>
      <text:p text:style-name="P22"/>
      <text:p text:style-name="P22"/>
      <text:p text:style-name="P24"><text:span text:style-name="T15">20</text:span>)<text:span text:style-name="T12">select all address with district england, haryana and sind.</text:span></text:p>
      <text:p text:style-name="P24"/>
      <text:p text:style-name="P24">SELECT * FROM sakila.address</text:p>
      <text:p text:style-name="P23">where district IN ('england','haryana','sind');</text:p>
      <text:p text:style-name="P23"/>
      <text:p text:style-name="P25"><text:span text:style-name="T15">2</text:span>1)select all address where address id is between 50 and 100</text:p>
      <text:p text:style-name="P25"/>
      <text:p text:style-name="P25">SELECT * FROM sakila.address</text:p>
      <text:p text:style-name="P25">where address_id between 50 and 100;</text:p>
      <text:p text:style-name="P25"><text:soft-page-break/></text:p>
      <text:p text:style-name="P25">2<text:span text:style-name="T15">2</text:span>) <text:span text:style-name="T16">use aliases to rename first_name and last_name as First Name and Last Name respectively.</text:span></text:p>
      <text:p text:style-name="P25"/>
      <text:p text:style-name="P28">SELECT first_name as "First Name", last_name as "Last Name"</text:p>
      <text:p text:style-name="P28">from sakila.actor;</text:p>
      <text:p text:style-name="P28"/>
      <text:p text:style-name="P29">23)<text:span text:style-name="T17">combine 3 columns and create an aliase name as address</text:span></text:p>
      <text:p text:style-name="P29"/>
      <text:p text:style-name="P29">select address_id, CONCAT(Address,',',district,',',postal_code) AS Address</text:p>
      <text:p text:style-name="P29">from sakila.address;</text:p>
      <text:p text:style-name="P29"/>
      <text:p text:style-name="P30">24) <text:span text:style-name="T18">join the two tables address and city with common columns.</text:span></text:p>
      <text:p text:style-name="P30"/>
      <text:p text:style-name="P31">SELECT c.city_id,c.country_id, c.city, a.address,a.district ,a.postal_code </text:p>
      <text:p text:style-name="P31">FROM sakila.city as c</text:p>
      <text:p text:style-name="P31">INNER JOIN sakila.address as a</text:p>
      <text:p text:style-name="P31">ON c.city_id=a.city_id;</text:p>
      <text:p text:style-name="P31"/>
      <text:p text:style-name="P32">25) <text:span text:style-name="T19">left join(all rows of left table but only matching rows from right table</text:span></text:p>
      <text:p text:style-name="P32"/>
      <text:p text:style-name="P33">SELECT c.city_id,c.country_id, c.city, a.address,a.district ,a.postal_code</text:p>
      <text:p text:style-name="P33">FROM sakila.city as c</text:p>
      <text:p text:style-name="P33">LEFT JOIN sakila.address as a</text:p>
      <text:p text:style-name="P33">ON c.city_id=a.city_id</text:p>
      <text:p text:style-name="P33">ORDER BY district;</text:p>
      <text:p text:style-name="P33"/>
      <text:p text:style-name="P33"/>
      <text:p text:style-name="P33">26) <text:span text:style-name="T20">RIGHT JOIN(all rows from right table and only matching rows from left table</text:span></text:p>
      <text:p text:style-name="P33"/>
      <text:p text:style-name="P34">SELECT <text:s/>a.address,a.district ,a.postal_code, c.city_id,c.country_id, c.city</text:p>
      <text:p text:style-name="P34">FROM sakila.address as a</text:p>
      <text:p text:style-name="P34">RIGHT JOIN sakila.city as c</text:p>
      <text:p text:style-name="P34">ON c.city_id=a.city_id</text:p>
      <text:p text:style-name="P34">ORDER BY CITY_ID;</text:p>
      <text:p text:style-name="P34"/>
      <text:p text:style-name="P35">27) <text:span text:style-name="T21">union of 2 tables(without duplicates)</text:span></text:p>
      <text:p text:style-name="P35"/>
      <text:p text:style-name="P36">SELECT first_name AS "First Name" ,last_name AS "Last Name"</text:p>
      <text:p text:style-name="P36">FROM sakila.actor </text:p>
      <text:p text:style-name="P36">UNION</text:p>
      <text:p text:style-name="P36">SELECT first_name, last_name</text:p>
      <text:p text:style-name="P36">FROM sakila.customer</text:p>
      <text:p text:style-name="P36"/>
      <text:p text:style-name="P36">28) <text:span text:style-name="T22">union of 2 tables(with duplicates)</text:span></text:p>
      <text:p text:style-name="P36"/>
      <text:p text:style-name="P37">SELECT first_name AS "First Name" ,last_name AS "Last Name"</text:p>
      <text:p text:style-name="P37">FROM sakila.actor </text:p>
      <text:p text:style-name="P37">UNION ALL</text:p>
      <text:p text:style-name="P37">SELECT first_name, last_name</text:p>
      <text:p text:style-name="P37">FROM sakila.customer</text:p>
      <text:p text:style-name="P37"/>
      <text:p text:style-name="P38">29) <text:span text:style-name="T23">insert into select(insert firstname,lastname from table customer into actor table where email has </text:span><text:soft-page-break/><text:span text:style-name="T23">character alfred.)</text:span></text:p>
      <text:p text:style-name="P38"/>
      <text:p text:style-name="P39">INSERT INTO sakila.actor (first_name,last_name)</text:p>
      <text:p text:style-name="P39">SELECT first_name,last_name FROM sakila.customer</text:p>
      <text:p text:style-name="P39">WHERE email LIKE '%alfred%';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3:39:04.570140115</meta:creation-date>
    <dc:date>2016-10-18T21:08:50.098218485</dc:date>
    <meta:editing-duration>PT7H25M4S</meta:editing-duration>
    <meta:editing-cycles>36</meta:editing-cycles>
    <meta:generator>LibreOffice/4.2.8.2$Linux_x86 LibreOffice_project/420m0$Build-2</meta:generator>
    <meta:document-statistic meta:table-count="0" meta:image-count="0" meta:object-count="0" meta:page-count="4" meta:paragraph-count="100" meta:word-count="604" meta:character-count="4244" meta:non-whitespace-character-count="3729"/>
  </office:meta>
</office:document-meta>
</file>